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0" svg:font-family="0" style:font-family-generic="roman"/>
    <style:font-face style:name="FreeSans" svg:font-family="FreeSans" style:font-family-generic="swiss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T1" style:family="text">
      <style:text-properties style:font-name="0" fo:font-size="12pt" style:font-size-asian="12pt"/>
    </style:style>
    <style:style style:name="T2" style:family="text">
      <style:text-properties style:font-name="F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818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025cm" fo:min-width="1.35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002cm" fo:min-width="1.17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741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081cm" fo:min-width="7.25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3.096cm" fo:min-width="0.011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3.757cm" fo:min-width="0.07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053cm" fo:min-width="1.693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026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1.984cm" fo:min-width="0.0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009cm" fo:min-width="3.14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2.91cm" fo:min-width="0.141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002cm" fo:min-width="1.61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2.637cm" fo:min-width="0.088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785cm" fo:min-width="1.61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cm" svg:stroke-color="#000000" draw:marker-end="msArrowEnd_20_5" draw:marker-end-width="0.21cm" draw:marker-end-center="false" draw:stroke-linejoin="miter" draw:fill="none" draw:textarea-vertical-align="top" fo:min-height="0.855cm" fo:min-width="1.44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30" draw:style-name="gr1" draw:text-style-name="P2" svg:width="2.885cm" svg:height="1.138cm" svg:x="4.094cm" svg:y="17.554cm"><text:p text:style-name="P2">j=j<text:span text:style-name="T2">+1</text:span></text:p></draw:rect><draw:rect text:anchor-type="paragraph" draw:z-index="29" draw:style-name="gr1" draw:text-style-name="P2" svg:width="0.742cm" svg:height="0.795cm" svg:x="5.893cm" svg:y="16.178cm"><text:p text:style-name="P2">F</text:p></draw:rect><draw:custom-shape text:anchor-type="paragraph" draw:z-index="28" draw:style-name="gr12" svg:width="0.01cm" svg:height="1.985cm" svg:x="5.884cm" svg:y="15.623cm"><text:p/><draw:enhanced-geometry svg:viewBox="0 0 21600 21600" draw:type="mso-spt32" draw:enhanced-path="M 0 0 L 21600 21600 N"/></draw:custom-shape><draw:rect text:anchor-type="paragraph" draw:z-index="27" draw:style-name="gr1" draw:text-style-name="P2" svg:width="4.896cm" svg:height="2.276cm" svg:x="3.115cm" svg:y="13.347cm"><text:p text:style-name="P2">Lista i<text:span text:style-name="T2">+Lista j=Somma</text:span></text:p></draw:rect><draw:rect text:anchor-type="paragraph" draw:z-index="26" draw:style-name="gr1" draw:text-style-name="P2" svg:width="0.583cm" svg:height="0.689cm" svg:x="8.248cm" svg:y="13.875cm"><text:p text:style-name="P2">V</text:p></draw:rect><draw:custom-shape text:anchor-type="paragraph" draw:z-index="25" draw:style-name="gr11" svg:width="1.006cm" svg:height="0.027cm" svg:x="8.01cm" svg:y="14.561cm"><text:p/><draw:enhanced-geometry svg:viewBox="0 0 21600 21600" draw:mirror-horizontal="true" draw:mirror-vertical="true" draw:type="mso-spt32" draw:enhanced-path="M 0 0 L 21600 21600 N"/></draw:custom-shape><draw:rect text:anchor-type="paragraph" draw:z-index="24" draw:style-name="gr1" draw:text-style-name="P2" svg:width="0.636cm" svg:height="0.583cm" svg:x="13.381cm" svg:y="12.024cm"><text:p text:style-name="P2">F</text:p></draw:rect><draw:custom-shape text:anchor-type="paragraph" draw:z-index="23" draw:style-name="gr10" svg:width="1.694cm" svg:height="0.054cm" svg:x="12.534cm" svg:y="10.754cm"><text:p/><draw:enhanced-geometry svg:viewBox="0 0 21600 21600" draw:mirror-horizontal="true" draw:mirror-vertical="true" draw:type="mso-spt32" draw:enhanced-path="M 0 0 L 21600 21600 N"/></draw:custom-shape><draw:custom-shape text:anchor-type="paragraph" draw:z-index="22" draw:style-name="gr5" svg:width="1.176cm" svg:height="0.003cm" svg:x="12.878cm" svg:y="14.512cm"><text:p/><draw:enhanced-geometry svg:viewBox="0 0 21600 21600" draw:type="mso-spt32" draw:enhanced-path="M 0 0 L 21600 21600 N"/></draw:custom-shape><draw:custom-shape text:anchor-type="paragraph" draw:z-index="21" draw:style-name="gr9" svg:width="0.075cm" svg:height="3.758cm" svg:x="14.016cm" svg:y="10.754cm"><text:p/><draw:enhanced-geometry svg:viewBox="0 0 21600 21600" draw:mirror-horizontal="false" draw:mirror-vertical="true" draw:type="mso-spt32" draw:enhanced-path="M 0 0 L 21600 21600 N"/></draw:custom-shape><draw:rect text:anchor-type="paragraph" draw:z-index="20" draw:style-name="gr1" draw:text-style-name="P2" svg:width="3.864cm" svg:height="1.562cm" svg:x="9.015cm" svg:y="13.718cm"><text:p text:style-name="P2">j&lt;Dim</text:p></draw:rect><draw:custom-shape text:anchor-type="paragraph" draw:z-index="19" draw:style-name="gr8" svg:width="0.011cm" svg:height="3.096cm" svg:x="11.174cm" svg:y="10.622cm"><text:p/><draw:enhanced-geometry svg:viewBox="0 0 21600 21600" draw:type="mso-spt32" draw:enhanced-path="M 0 0 L 21600 21600 N"/></draw:custom-shape><draw:custom-shape text:anchor-type="paragraph" draw:z-index="18" draw:style-name="gr7" svg:width="7.259cm" svg:height="0.082cm" svg:x="7.576cm" svg:y="9.059cm"><text:p/><draw:enhanced-geometry svg:viewBox="0 0 21600 21600" draw:mirror-horizontal="true" draw:mirror-vertical="false" draw:type="mso-spt32" draw:enhanced-path="M 0 0 L 21600 21600 N"/></draw:custom-shape><draw:custom-shape text:anchor-type="paragraph" draw:z-index="17" draw:style-name="gr6" svg:width="0.003cm" svg:height="0.742cm" svg:x="14.834cm" svg:y="8.929cm"><text:p/><draw:enhanced-geometry svg:viewBox="0 0 21600 21600" draw:mirror-vertical="true" draw:type="mso-spt32" draw:enhanced-path="M 0 0 L 21600 21600 N"/></draw:custom-shape><draw:rect text:anchor-type="paragraph" draw:z-index="16" draw:style-name="gr1" draw:text-style-name="P2" svg:width="2.461cm" svg:height="0.927cm" svg:x="13.725cm" svg:y="9.67cm"><text:p text:style-name="P2">i=i­­­­<text:span text:style-name="T2">+1</text:span></text:p></draw:rect><draw:custom-shape text:anchor-type="paragraph" draw:z-index="15" draw:style-name="gr5" svg:width="1.176cm" svg:height="0.003cm" svg:x="12.55cm" svg:y="10.093cm"><text:p/><draw:enhanced-geometry svg:viewBox="0 0 21600 21600" draw:type="mso-spt32" draw:enhanced-path="M 0 0 L 21600 21600 N"/></draw:custom-shape><draw:rect text:anchor-type="paragraph" draw:z-index="14" draw:style-name="gr1" draw:text-style-name="P2" svg:width="0.662cm" svg:height="0.636cm" svg:x="8.83cm" svg:y="9.38cm"><text:p text:style-name="P2">V</text:p></draw:rect><draw:custom-shape text:anchor-type="paragraph" draw:z-index="12" draw:style-name="gr4" svg:width="1.359cm" svg:height="0.025cm" svg:x="8.592cm" svg:y="10.015cm"><text:p/><draw:enhanced-geometry svg:viewBox="0 0 21600 21600" draw:type="mso-spt32" draw:enhanced-path="M 0 0 L 21600 21600 N"/></draw:custom-shape><draw:rect text:anchor-type="paragraph" draw:z-index="11" draw:style-name="gr1" draw:text-style-name="P2" svg:width="2.065cm" svg:height="0.9cm" svg:x="6.528cm" svg:y="9.617cm"><text:p text:style-name="P2">i&lt;Dim</text:p></draw:rect><draw:custom-shape text:anchor-type="paragraph" draw:z-index="10" draw:style-name="gr3" svg:width="0.003cm" svg:height="0.819cm" svg:x="7.578cm" svg:y="8.797cm"><text:p/><draw:enhanced-geometry svg:viewBox="0 0 21600 21600" draw:type="mso-spt32" draw:enhanced-path="M 0 0 L 21600 21600 N"/></draw:custom-shape><draw:rect text:anchor-type="paragraph" draw:z-index="9" draw:style-name="gr1" draw:text-style-name="P2" svg:width="2.303cm" svg:height="1.006cm" svg:x="6.528cm" svg:y="7.791cm"><text:p text:style-name="P2">i=0</text:p></draw:rect><draw:custom-shape text:anchor-type="paragraph" draw:z-index="8" draw:style-name="gr3" svg:width="0.003cm" svg:height="0.819cm" svg:x="7.523cm" svg:y="6.997cm"><text:p/><draw:enhanced-geometry svg:viewBox="0 0 21600 21600" draw:type="mso-spt32" draw:enhanced-path="M 0 0 L 21600 21600 N"/></draw:custom-shape><draw:rect text:anchor-type="paragraph" draw:z-index="7" draw:style-name="gr1" draw:text-style-name="P2" svg:width="2.832cm" svg:height="1.244cm" svg:x="6.105cm" svg:y="5.754cm"><text:p text:style-name="P2">I: Somma</text:p></draw:rect><draw:rect text:anchor-type="paragraph" draw:z-index="6" draw:style-name="gr1" draw:text-style-name="P2" svg:width="3.705cm" svg:height="1.324cm" svg:x="5.84cm" svg:y="3.611cm"><text:p text:style-name="P2">I: Dim</text:p></draw:rect><draw:custom-shape text:anchor-type="paragraph" draw:z-index="5" draw:style-name="gr3" svg:width="0.003cm" svg:height="0.819cm" svg:x="7.816cm" svg:y="2.817cm"><text:p/><draw:enhanced-geometry svg:viewBox="0 0 21600 21600" draw:type="mso-spt32" draw:enhanced-path="M 0 0 L 21600 21600 N"/></draw:custom-shape><draw:custom-shape text:anchor-type="paragraph" draw:z-index="4" draw:style-name="gr3" svg:width="0.003cm" svg:height="0.819cm" svg:x="7.789cm" svg:y="4.934cm"><text:p/><draw:enhanced-geometry svg:viewBox="0 0 21600 21600" draw:type="mso-spt32" draw:enhanced-path="M 0 0 L 21600 21600 N"/></draw:custom-shape><draw:custom-shape text:anchor-type="paragraph" draw:z-index="3" draw:style-name="gr3" svg:width="0.003cm" svg:height="0.819cm" svg:x="7.789cm" svg:y="0.647cm"><text:p/><draw:enhanced-geometry svg:viewBox="0 0 21600 21600" draw:type="mso-spt32" draw:enhanced-path="M 0 0 L 21600 21600 N"/></draw:custom-shape><draw:rect text:anchor-type="paragraph" draw:z-index="2" draw:style-name="gr1" draw:text-style-name="P2" svg:width="3.599cm" svg:height="1.377cm" svg:x="5.999cm" svg:y="1.441cm"><text:p text:style-name="P2">I: lista</text:p></draw:rect><draw:rect text:anchor-type="paragraph" draw:z-index="1" draw:style-name="gr2" draw:text-style-name="P2" svg:width="0.003cm" svg:height="0.107cm" svg:x="16.715cm" svg:y="1.124cm"><text:p/></draw:rect><draw:rect text:anchor-type="paragraph" draw:z-index="0" draw:style-name="gr1" draw:text-style-name="P2" svg:width="3.996cm" svg:height="1.43cm" svg:x="5.893cm" svg:y="-0.781cm"><text:p text:style-name="P2">Inizio</text:p></draw:rect><draw:rect text:anchor-type="paragraph" draw:z-index="13" draw:style-name="gr1" draw:text-style-name="P2" svg:width="2.567cm" svg:height="1.112cm" svg:x="9.968cm" svg:y="9.804cm"><text:p text:style-name="P2">j=i<text:span text:style-name="T2">+1</text:span></text:p></draw:rect><text:span text:style-name="T1">+1</text:span></text:p>
      <text:p text:style-name="Standard"><draw:custom-shape text:anchor-type="paragraph" draw:z-index="31" draw:style-name="gr13" svg:width="3.149cm" svg:height="0.01cm" svg:x="6.978cm" svg:y="17.687cm"><text:p/><draw:enhanced-geometry svg:viewBox="0 0 21600 21600" draw:mirror-vertical="false" draw:mirror-horizontal="false" draw:type="mso-spt32" draw:enhanced-path="M 0 0 L 21600 21600 N"/></draw:custom-shape><draw:custom-shape text:anchor-type="paragraph" draw:z-index="32" draw:style-name="gr14" svg:width="0.142cm" svg:height="2.911cm" svg:x="10.021cm" svg:y="14.785cm"><text:p/><draw:enhanced-geometry svg:viewBox="0 0 21600 21600" draw:mirror-vertical="true" draw:type="mso-spt32" draw:enhanced-path="M 0 0 L 21600 21600 N"/></draw:custom-shape><draw:custom-shape text:anchor-type="paragraph" draw:z-index="33" draw:style-name="gr15" svg:width="1.615cm" svg:height="0.003cm" svg:x="1.499cm" svg:y="14.092cm"><text:p/><draw:enhanced-geometry svg:viewBox="0 0 21600 21600" draw:mirror-horizontal="true" draw:mirror-vertical="true" draw:type="mso-spt32" draw:enhanced-path="M 0 0 L 21600 21600 N"/></draw:custom-shape><draw:rect text:anchor-type="paragraph" draw:z-index="34" draw:style-name="gr1" draw:text-style-name="P2" svg:width="0.609cm" svg:height="0.636cm" svg:x="1.819cm" svg:y="13.46cm"><text:p text:style-name="P2">V</text:p></draw:rect><draw:rect text:anchor-type="paragraph" draw:z-index="35" draw:style-name="gr1" draw:text-style-name="P2" svg:width="2.62cm" svg:height="0.98cm" svg:x="-1.145cm" svg:y="13.594cm"><text:p text:style-name="P2">O: esiste</text:p></draw:rect><draw:custom-shape text:anchor-type="paragraph" draw:z-index="36" draw:style-name="gr16" svg:width="0.089cm" svg:height="2.638cm" svg:x="0.011cm" svg:y="10.956cm"><text:p/><draw:enhanced-geometry svg:viewBox="0 0 21600 21600" draw:mirror-vertical="true" draw:type="mso-spt32" draw:enhanced-path="M 0 0 L 21600 21600 N"/></draw:custom-shape><draw:rect text:anchor-type="paragraph" draw:z-index="37" draw:style-name="gr1" draw:text-style-name="P2" svg:width="3.414cm" svg:height="1.377cm" svg:x="-1.171cm" svg:y="9.546cm"><text:p text:style-name="P2">Fine</text:p></draw:rect><draw:custom-shape text:anchor-type="paragraph" draw:z-index="38" draw:style-name="gr17" svg:width="1.615cm" svg:height="0.786cm" svg:x="4.912cm" svg:y="8.775cm"><text:p/><draw:enhanced-geometry svg:viewBox="0 0 21600 21600" draw:mirror-horizontal="true" draw:mirror-vertical="true" draw:type="mso-spt32" draw:enhanced-path="M 0 0 L 21600 21600 N"/></draw:custom-shape><draw:rect text:anchor-type="paragraph" draw:z-index="39" draw:style-name="gr1" draw:text-style-name="P2" svg:width="3.017cm" svg:height="1.324cm" svg:x="1.898cm" svg:y="7.747cm"><text:p text:style-name="P2">O: non esiste</text:p></draw:rect><draw:custom-shape text:anchor-type="paragraph" draw:z-index="40" draw:style-name="gr18" svg:width="1.447cm" svg:height="0.856cm" svg:x="0.452cm" svg:y="8.558cm"><text:p/><draw:enhanced-geometry svg:viewBox="0 0 21600 21600" draw:mirror-horizontal="true" draw:type="mso-spt32" draw:enhanced-path="M 0 0 L 21600 21600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0" svg:font-family="0" style:font-family-generic="roman"/>
    <style:font-face style:name="FreeSans" svg:font-family="FreeSans" style:font-family-generic="swiss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9:04:19.595923797</meta:creation-date>
    <dc:date>2017-05-17T19:34:52.359293753</dc:date>
    <meta:editing-duration>PT14M46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4.2.8.2$Linux_X86_64 LibreOffice_project/420m0$Build-2</meta:generator>
  </office:meta>
</office:document-meta>
</file>